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rsid="004174f7" officeooo:paragraph-rsid="004174f7"/>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Heading_20_2">
      <style:paragraph-properties fo:text-align="center" style:justify-single-word="false"/>
      <style:text-properties officeooo:paragraph-rsid="0047b333"/>
    </style:style>
    <style:style style:name="P14" style:family="paragraph" style:parent-style-name="Text_20_body">
      <style:text-properties officeooo:rsid="0047b333" officeooo:paragraph-rsid="0047b333"/>
    </style:style>
    <style:style style:name="P15" style:family="paragraph" style:parent-style-name="Text_20_body">
      <style:paragraph-properties fo:text-align="start" style:justify-single-word="false"/>
      <style:text-properties officeooo:rsid="0050a7ab" officeooo:paragraph-rsid="0050a7ab"/>
    </style:style>
    <style:style style:name="P16" style:family="paragraph" style:parent-style-name="Text_20_body" style:list-style-name="L1"/>
    <style:style style:name="P17" style:family="paragraph" style:parent-style-name="Text_20_body">
      <style:paragraph-properties fo:text-align="start" style:justify-single-word="false"/>
      <style:text-properties officeooo:paragraph-rsid="004cccf9"/>
    </style:style>
    <style:style style:name="P18" style:family="paragraph" style:parent-style-name="Text_20_body">
      <style:paragraph-properties fo:text-align="start" style:justify-single-word="false"/>
      <style:text-properties officeooo:paragraph-rsid="004f588b"/>
    </style:style>
    <style:style style:name="P19" style:family="paragraph" style:parent-style-name="Heading_20_1">
      <style:paragraph-properties fo:text-align="center" style:justify-single-word="false"/>
      <style:text-properties fo:language="de" fo:country="DE" officeooo:paragraph-rsid="00093160"/>
    </style:style>
    <style:style style:name="P20" style:family="paragraph" style:parent-style-name="Text_20_body">
      <style:text-properties officeooo:rsid="005443a9" officeooo:paragraph-rsid="005443a9"/>
    </style:style>
    <style:style style:name="P21" style:family="paragraph" style:parent-style-name="Text_20_body" style:list-style-name="L2">
      <style:paragraph-properties fo:line-height="100%"/>
      <style:text-properties officeooo:rsid="00528b96" officeooo:paragraph-rsid="00528b96"/>
    </style:style>
    <style:style style:name="P22" style:family="paragraph" style:parent-style-name="Text_20_body">
      <style:text-properties officeooo:paragraph-rsid="00168294"/>
    </style:style>
    <style:style style:name="P23" style:family="paragraph" style:parent-style-name="Text_20_body">
      <style:paragraph-properties fo:text-align="justify" style:justify-single-word="false"/>
      <style:text-properties officeooo:rsid="005443a9" officeooo:paragraph-rsid="005aa14a"/>
    </style:style>
    <style:style style:name="P24" style:family="paragraph" style:parent-style-name="Heading_20_3">
      <style:paragraph-properties fo:text-align="start" style:justify-single-word="false"/>
    </style:style>
    <style:style style:name="P25" style:family="paragraph" style:parent-style-name="Text_20_body" style:list-style-name="L3">
      <style:paragraph-properties fo:line-height="100%" fo:text-align="start" style:justify-single-word="false"/>
      <style:text-properties officeooo:rsid="005aa14a" officeooo:paragraph-rsid="005aa14a"/>
    </style:style>
    <style:style style:name="P26" style:family="paragraph" style:parent-style-name="Text_20_body">
      <style:text-properties fo:language="de" fo:country="DE" officeooo:paragraph-rsid="00093160" fo:background-color="#ffffff"/>
    </style:style>
    <style:style style:name="P27" style:family="paragraph" style:parent-style-name="Heading_20_2">
      <style:paragraph-properties fo:text-align="center" style:justify-single-word="false"/>
      <style:text-properties officeooo:paragraph-rsid="005aa14a"/>
    </style:style>
    <style:style style:name="P28" style:family="paragraph" style:parent-style-name="Heading_20_3">
      <style:paragraph-properties fo:text-align="start" style:justify-single-word="false"/>
      <style:text-properties officeooo:paragraph-rsid="005aa14a"/>
    </style:style>
    <style:style style:name="P29" style:family="paragraph" style:parent-style-name="Text_20_body" style:list-style-name="L3">
      <style:paragraph-properties fo:line-height="100%" fo:text-align="start" style:justify-single-word="false"/>
      <style:text-properties officeooo:rsid="00245a16" officeooo:paragraph-rsid="005aa14a"/>
    </style:style>
    <style:style style:name="P30" style:family="paragraph" style:parent-style-name="Heading_20_3">
      <style:text-properties officeooo:paragraph-rsid="005aa14a"/>
    </style:style>
    <style:style style:name="P31" style:family="paragraph" style:parent-style-name="Text_20_body">
      <style:text-properties fo:font-size="12pt" officeooo:paragraph-rsid="005aa14a" style:font-size-asian="12pt" style:font-size-complex="12pt"/>
    </style:style>
    <style:style style:name="P32" style:family="paragraph" style:parent-style-name="Text_20_body">
      <style:text-properties officeooo:paragraph-rsid="005aa14a"/>
    </style:style>
    <style:style style:name="P33" style:family="paragraph" style:parent-style-name="Standard">
      <loext:graphic-properties draw:fill="solid" draw:fill-color="#2b2b2b"/>
      <style:paragraph-properties fo:background-color="#2b2b2b" fo:padding="0cm" fo:border="none" style:shadow="none"/>
      <style:text-properties officeooo:paragraph-rsid="005ae892"/>
    </style:style>
    <style:style style:name="P34" style:family="paragraph" style:parent-style-name="Standard">
      <loext:graphic-properties draw:fill="solid" draw:fill-color="#2b2b2b"/>
      <style:paragraph-properties fo:background-color="#2b2b2b" fo:padding="0cm" fo:border="none" style:shadow="none"/>
    </style:style>
    <style:style style:name="T1" style:family="text">
      <style:text-properties officeooo:rsid="004174f7"/>
    </style:style>
    <style:style style:name="T2" style:family="text">
      <style:text-properties officeooo:rsid="001f4e9b"/>
    </style:style>
    <style:style style:name="T3" style:family="text">
      <style:text-properties fo:font-weight="bold"/>
    </style:style>
    <style:style style:name="T4" style:family="text">
      <style:text-properties officeooo:rsid="002514d6"/>
    </style:style>
    <style:style style:name="T5" style:family="text">
      <style:text-properties fo:font-style="normal" style:font-style-asian="normal" style:font-style-complex="normal"/>
    </style:style>
    <style:style style:name="T6" style:family="text">
      <style:text-properties style:text-position="0% 100%" fo:language="de" fo:country="DE"/>
    </style:style>
    <style:style style:name="T7" style:family="text">
      <style:text-properties style:text-position="0% 100%" fo:language="de" fo:country="DE" officeooo:rsid="00441435"/>
    </style:style>
    <style:style style:name="T8" style:family="text">
      <style:text-properties style:text-position="0% 100%" fo:language="de" fo:country="DE" officeooo:rsid="00443548"/>
    </style:style>
    <style:style style:name="T9" style:family="text">
      <style:text-properties style:font-name="Liberation Serif"/>
    </style:style>
    <style:style style:name="T10" style:family="text">
      <style:text-properties style:font-name="Liberation Serif" officeooo:rsid="0047b333"/>
    </style:style>
    <style:style style:name="T11" style:family="text">
      <style:text-properties style:font-name="Liberation Serif" fo:font-style="italic" officeooo:rsid="00466631" style:font-style-asian="italic" style:font-style-complex="italic"/>
    </style:style>
    <style:style style:name="T12" style:family="text">
      <style:text-properties style:font-name="Liberation Serif" fo:font-style="normal" officeooo:rsid="00466631" style:font-style-asian="normal" style:font-style-complex="normal"/>
    </style:style>
    <style:style style:name="T13" style:family="text">
      <style:text-properties style:font-name="Liberation Serif" fo:font-style="italic" officeooo:rsid="0047b333" style:font-style-asian="italic" style:font-style-complex="italic"/>
    </style:style>
    <style:style style:name="T14" style:family="text">
      <style:text-properties officeooo:rsid="0047b333"/>
    </style:style>
    <style:style style:name="T15" style:family="text">
      <style:text-properties style:font-name="Liberation Serif" fo:language="de" fo:country="DE"/>
    </style:style>
    <style:style style:name="T16" style:family="text">
      <style:text-properties style:font-name="Liberation Serif" fo:language="en" fo:country="GB" fo:font-style="italic" style:font-style-asian="italic" style:font-style-complex="italic"/>
    </style:style>
    <style:style style:name="T17" style:family="text">
      <style:text-properties style:font-name="Liberation Serif" fo:language="de" fo:country="DE" fo:font-style="normal" style:font-style-asian="normal" style:font-style-complex="normal"/>
    </style:style>
    <style:style style:name="T18" style:family="text">
      <style:text-properties style:font-name="Liberation Serif" fo:language="de" fo:country="DE" fo:font-style="normal" officeooo:rsid="0049a8f9" style:font-style-asian="normal" style:font-style-complex="normal"/>
    </style:style>
    <style:style style:name="T19" style:family="text">
      <style:text-properties style:font-name="Liberation Serif" fo:language="de" fo:country="DE" fo:font-style="italic" officeooo:rsid="0049a8f9" style:font-style-asian="italic" style:font-style-complex="italic"/>
    </style:style>
    <style:style style:name="T20" style:family="text">
      <style:text-properties style:font-name="Liberation Serif" fo:language="de" fo:country="DE" fo:font-style="italic" style:font-style-asian="italic" style:font-style-complex="italic"/>
    </style:style>
    <style:style style:name="T21" style:family="text">
      <style:text-properties fo:language="de" fo:country="DE"/>
    </style:style>
    <style:style style:name="T22" style:family="text">
      <style:text-properties style:font-name="Liberation Serif" fo:font-style="italic" style:font-style-asian="italic" style:font-style-complex="italic"/>
    </style:style>
    <style:style style:name="T23" style:family="text">
      <style:text-properties officeooo:rsid="004aa6b5"/>
    </style:style>
    <style:style style:name="T24" style:family="text">
      <style:text-properties fo:font-style="italic" officeooo:rsid="004aa6b5" style:font-style-asian="italic" style:font-style-complex="italic"/>
    </style:style>
    <style:style style:name="T25" style:family="text">
      <style:text-properties officeooo:rsid="004ca01c"/>
    </style:style>
    <style:style style:name="T26" style:family="text">
      <style:text-properties officeooo:rsid="004cccf9"/>
    </style:style>
    <style:style style:name="T27" style:family="text">
      <style:text-properties fo:font-style="italic" officeooo:rsid="004cccf9" style:font-style-asian="italic" style:font-style-complex="italic"/>
    </style:style>
    <style:style style:name="T28" style:family="text">
      <style:text-properties fo:font-style="normal" officeooo:rsid="004cccf9" style:font-style-asian="normal" style:font-style-complex="normal"/>
    </style:style>
    <style:style style:name="T29" style:family="text">
      <style:text-properties fo:font-style="normal" officeooo:rsid="004e1b4e" style:font-style-asian="normal" style:font-style-complex="normal"/>
    </style:style>
    <style:style style:name="T30" style:family="text">
      <style:text-properties fo:font-style="italic" officeooo:rsid="004e1b4e" style:font-style-asian="italic" style:font-style-complex="italic"/>
    </style:style>
    <style:style style:name="T31" style:family="text">
      <style:text-properties fo:font-style="normal" fo:font-weight="normal" officeooo:rsid="004e1b4e" style:font-style-asian="normal" style:font-weight-asian="normal" style:font-style-complex="normal" style:font-weight-complex="normal"/>
    </style:style>
    <style:style style:name="T32" style:family="text">
      <style:text-properties fo:font-style="normal" fo:font-weight="normal" officeooo:rsid="004ede21" style:font-style-asian="normal" style:font-weight-asian="normal" style:font-style-complex="normal" style:font-weight-complex="normal"/>
    </style:style>
    <style:style style:name="T33" style:family="text">
      <style:text-properties style:font-name="Liberation Serif" fo:language="de" fo:country="DE" fo:font-style="normal" fo:font-weight="normal" officeooo:rsid="004ede21" style:font-style-asian="normal" style:font-weight-asian="normal" style:font-style-complex="normal" style:font-weight-complex="normal"/>
    </style:style>
    <style:style style:name="T34" style:family="text">
      <style:text-properties style:font-name="Liberation Serif" fo:language="de" fo:country="DE" fo:font-style="italic" fo:font-weight="normal" officeooo:rsid="004ede21" style:font-style-asian="italic" style:font-weight-asian="normal" style:font-style-complex="italic" style:font-weight-complex="normal"/>
    </style:style>
    <style:style style:name="T35" style:family="text">
      <style:text-properties fo:font-weight="normal" officeooo:rsid="004f588b" style:font-weight-asian="normal" style:font-weight-complex="normal"/>
    </style:style>
    <style:style style:name="T36" style:family="text">
      <style:text-properties fo:font-style="italic" fo:font-weight="normal" officeooo:rsid="004f588b" style:font-style-asian="italic" style:font-weight-asian="normal" style:font-style-complex="italic" style:font-weight-complex="normal"/>
    </style:style>
    <style:style style:name="T37" style:family="text">
      <style:text-properties fo:font-style="normal" fo:font-weight="normal" officeooo:rsid="004f588b" style:font-style-asian="normal" style:font-weight-asian="normal" style:font-style-complex="normal" style:font-weight-complex="normal"/>
    </style:style>
    <style:style style:name="T38" style:family="text">
      <style:text-properties fo:font-style="normal" fo:font-weight="normal" officeooo:rsid="0050308c" style:font-style-asian="normal" style:font-weight-asian="normal" style:font-style-complex="normal" style:font-weight-complex="normal"/>
    </style:style>
    <style:style style:name="T39" style:family="text">
      <style:text-properties fo:font-style="italic" style:text-underline-style="none" fo:font-weight="normal" officeooo:rsid="0050308c" style:font-style-asian="italic" style:font-weight-asian="normal" style:font-style-complex="italic" style:font-weight-complex="normal"/>
    </style:style>
    <style:style style:name="T40" style:family="text">
      <style:text-properties officeooo:rsid="00528b96"/>
    </style:style>
    <style:style style:name="T41" style:family="text">
      <style:text-properties officeooo:rsid="0054a8a5"/>
    </style:style>
    <style:style style:name="T42" style:family="text">
      <style:text-properties officeooo:rsid="0054b20c"/>
    </style:style>
    <style:style style:name="T43" style:family="text">
      <style:text-properties officeooo:rsid="0056bef5"/>
    </style:style>
    <style:style style:name="T44" style:family="text">
      <style:text-properties officeooo:rsid="005aa14a"/>
    </style:style>
    <style:style style:name="T45" style:family="text">
      <style:text-properties style:text-position="0% 100%" fo:font-weight="normal" officeooo:rsid="005aa14a" style:font-weight-asian="normal" style:font-weight-complex="normal"/>
    </style:style>
    <style:style style:name="T46" style:family="text">
      <style:text-properties fo:font-style="italic" officeooo:rsid="005aa14a" style:font-style-asian="italic" style:font-style-complex="italic"/>
    </style:style>
    <style:style style:name="T47" style:family="text">
      <style:text-properties fo:color="#a9b7c6" loext:opacity="100%" style:font-name="JetBrains Mono" fo:font-size="10pt" fo:font-style="normal" fo:font-weight="normal" style:font-size-asian="10pt" style:font-style-asian="normal" style:font-weight-asian="normal"/>
    </style:style>
    <style:style style:name="T48" style:family="text">
      <style:text-properties fo:color="#cc7832" loext:opacity="100%" style:font-name="JetBrains Mono" fo:font-size="10pt" fo:font-style="normal" fo:font-weight="normal" style:font-size-asian="10pt" style:font-style-asian="normal" style:font-weight-asian="normal"/>
    </style:style>
    <style:style style:name="T49" style:family="text">
      <style:text-properties fo:color="#ff7aeb" loext:opacity="100%" style:font-name="JetBrains Mono" fo:font-size="10pt" fo:font-style="normal" fo:font-weight="normal" style:font-size-asian="10pt" style:font-style-asian="normal" style:font-weight-asian="normal"/>
    </style:style>
    <style:style style:name="T50" style:family="text">
      <style:text-properties fo:color="#a807b3" loext:opacity="100%" style:font-name="JetBrains Mono" fo:font-size="10pt" fo:font-style="normal" fo:font-weight="normal" style:font-size-asian="10pt" style:font-style-asian="normal" style:font-weight-asian="normal"/>
    </style:style>
    <style:style style:name="T51" style:family="text">
      <style:text-properties fo:color="#ffc66d" loext:opacity="100%" style:font-name="JetBrains Mono" fo:font-size="10pt" fo:font-style="normal" fo:font-weight="normal" style:font-size-asian="10pt" style:font-style-asian="normal" style:font-weight-asian="normal"/>
    </style:style>
    <style:style style:name="T52" style:family="text">
      <style:text-properties fo:color="#6897bb" loext:opacity="100%" style:font-name="JetBrains Mono" fo:font-size="10pt" fo:font-style="normal" fo:font-weight="normal" style:font-size-asian="10pt" style:font-style-asian="normal" style:font-weight-asian="normal"/>
    </style:style>
    <style:style style:name="T53" style:family="text">
      <style:text-properties fo:color="#0085d9" loext:opacity="100%" style:font-name="JetBrains Mono" fo:font-size="10pt" fo:font-style="normal" fo:font-weight="normal" style:font-size-asian="10pt" style:font-style-asian="normal" style:font-weight-asian="normal"/>
    </style:style>
    <style:style style:name="T54" style:family="text">
      <style:text-properties fo:color="#54afaf" loext:opacity="100%" style:font-name="JetBrains Mono" fo:font-size="10pt" fo:font-style="italic" fo:font-weight="normal" style:font-size-asian="10pt" style:font-style-asian="italic" style:font-weight-asian="normal"/>
    </style:style>
    <style:style style:name="T55" style:family="text">
      <style:text-properties fo:color="#808080" loext:opacity="100%" style:font-name="JetBrains Mono" fo:font-size="10pt" fo:font-style="normal" fo:font-weight="normal" style:font-size-asian="10pt" style:font-style-asian="normal" style:font-weight-asian="normal"/>
    </style:style>
    <style:style style:name="T56" style:family="text">
      <style:text-properties fo:color="#1ae09b" loext:opacity="100%" style:font-name="JetBrains Mono" fo:font-size="10pt" fo:font-style="normal" fo:font-weight="normal" style:font-size-asian="10pt" style:font-style-asian="normal" style:font-weight-asian="normal"/>
    </style:style>
    <style:style style:name="T57" style:family="text">
      <style:text-properties fo:color="#6a8759" loext:opacity="100%" style:font-name="JetBrains Mono" fo:font-size="10pt" fo:font-style="normal" fo:font-weight="normal" style:font-size-asian="10pt" style:font-style-asian="normal" style:font-weight-asian="normal"/>
    </style:style>
    <style:style style:name="T58" style:family="text">
      <style:text-properties fo:color="#a9b7c6"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1">5</text:span>: <text:span text:style-name="T1">Das ägyptische Grabmal</text:span></text:p>
      <text:p text:style-name="P2"><text:span text:style-name="T2">Team-ID: </text:span><text:span text:style-name="T3">00078</text:span> </text:p>
      <text:p text:style-name="P3">Team: <text:span text:style-name="T4">Timon</text:span></text:p>
      <text:p text:style-name="P3">Bearbeiter dieser Aufgabe:<text:line-break/><text:span text:style-name="T4">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FindPath-Methode<text:tab/>2</text:a></text:p>
          <text:p text:style-name="P6"><text:a xlink:type="simple" xlink:href="#__RefHeading___Toc2364_597719968" text:style-name="Index_20_Link" text:visited-style-name="Index_20_Link"><text:span text:style-name="T5">S</text:span><text:span text:style-name="T5">tate-Klasse</text:span><text:tab/>2</text:a></text:p>
          <text:p text:style-name="P6"><text:a xlink:type="simple" xlink:href="#__RefHeading___Toc2366_597719968" text:style-name="Index_20_Link" text:visited-style-name="Index_20_Link">Generierung von Folgezuständen<text:tab/>2</text:a></text:p>
          <text:p text:style-name="P6"><text:a xlink:type="simple" xlink:href="#__RefHeading___Toc2368_597719968" text:style-name="Index_20_Link" text:visited-style-name="Index_20_Link">FindPath-Methode<text:tab/>2</text:a></text:p>
          <text:p text:style-name="P6"><text:a xlink:type="simple" xlink:href="#__RefHeading___Toc2370_597719968" text:style-name="Index_20_Link" text:visited-style-name="Index_20_Link">GetPath<text:tab/>2</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Ein Tor<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Mehrere Tore<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3</text:a></text:p>
          <text:p text:style-name="P6"><text:a xlink:type="simple" xlink:href="#__RefHeading___Toc9222_2920201777%20Kopie%201" text:style-name="Index_20_Link" text:visited-style-name="Index_20_Link">Beispiel 2: Viele Tore<text:tab/>3</text:a></text:p>
          <text:p text:style-name="P7"><text:a xlink:type="simple" xlink:href="#__RefHeading___Toc10504_2920201777%20Kopie%201" text:style-name="Index_20_Link" text:visited-style-name="Index_20_Link">Eingabe:<text:tab/>3</text:a></text:p>
          <text:p text:style-name="P7"><text:a xlink:type="simple" xlink:href="#__RefHeading___Toc10506_2920201777%20Kopie%201" text:style-name="Index_20_Link" text:visited-style-name="Index_20_Link">Ausgabe:<text:tab/>3</text:a></text:p>
          <text:p text:style-name="P5"><text:a xlink:type="simple" xlink:href="#__RefHeading___Toc2238_4178761632" text:style-name="Index_20_Link" text:visited-style-name="Index_20_Link">Quellcode<text:tab/>4</text:a></text:p>
        </text:index-body>
      </text:table-of-content>
      <text:h text:style-name="P8" text:outline-level="1"><text:bookmark-start text:name="__RefHeading___Toc2232_4178761632"/>Lösungsidee<text:bookmark-end text:name="__RefHeading___Toc2232_4178761632"/></text:h>
      <text:p text:style-name="P9"><text:span text:style-name="T6">Das Programm verfolgt den Ansatz einer Breitensuche, bei der mögliche Zustände durch Bewegungen und Wartezeiten generiert werden. </text:span><text:span text:style-name="T7">Die erreichbaren Zustände werden dabei nach der vergangenen Zeit sortiert. </text:span><text:span text:style-name="T8">Dadurch ist der erste Zustand, welcher das Ziel erreicht, der der durch den schnellsten Pfad resultiert.</text:span><text:span text:style-name="T6"> Sobald das Ziel erreicht wird, rekonstruiert das Programm den besten Weg, indem es auf die gespeicherten Verweise der besuchten Zustände zurückgreift. </text:span></text:p>
      <text:h text:style-name="P10" text:outline-level="1"><text:bookmark-start text:name="__RefHeading___Toc2234_4178761632"/><text:soft-page-break/>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9">Die Implementierung beginnt damit, dass die Eingabedaten aus einer Datei gelesen und in </text:span><text:span text:style-name="T10">dem</text:span><text:span text:style-name="T11"> </text:span><text:span text:style-name="T12">Array</text:span><text:span text:style-name="T11"> </text:span><text:span text:style-name="T13">gates</text:span><text:span text:style-name="T11"> </text:span><text:span text:style-name="T12">gespeichert werden.</text:span></text:p>
      <text:h text:style-name="P13" text:outline-level="2"><text:bookmark-start text:name="__RefHeading___Toc1821_2365224645"/><text:span text:style-name="Strong_20_Emphasis"><text:span text:style-name="T14">FindPath-Methode</text:span></text:span><text:bookmark-end text:name="__RefHeading___Toc1821_2365224645"/></text:h>
      <text:p text:style-name="P14"><text:span text:style-name="T15">In der </text:span><text:span text:style-name="T16">findPath</text:span><text:span text:style-name="T17">-Methode w</text:span><text:span text:style-name="T18">ird die Breitensuche durchgeführt. In einer Liste (</text:span><text:span text:style-name="T19">toCheck</text:span><text:span text:style-name="T18">) werden alle Zustände gespeichert, die noch überprüft werden müssen. Und der Startzustand wird hinzugefügt.</text:span></text:p>
      <text:h text:style-name="P11" text:outline-level="2"><text:bookmark-start text:name="__RefHeading___Toc2364_597719968"/><text:span text:style-name="T18">S</text:span><text:span text:style-name="T17">tate-Klasse</text:span><text:bookmark-end text:name="__RefHeading___Toc2364_597719968"/></text:h>
      <text:p text:style-name="P15"><text:span text:style-name="T17">Die Zustände werden durch die Klasse </text:span><text:span text:style-name="T20">State </text:span><text:span text:style-name="T17">repräsentiert, in der die aktuelle Zeit und Position gespeichert wird.</text:span></text:p>
      <text:h text:style-name="P11" text:outline-level="2"><text:bookmark-start text:name="__RefHeading___Toc2366_597719968"/><text:span text:style-name="T21">Generierung von Folgezuständen</text:span><text:bookmark-end text:name="__RefHeading___Toc2366_597719968"/></text:h>
      <text:p text:style-name="Text_20_body">Die Methode <text:span text:style-name="Source_20_Text"><text:span text:style-name="T22">getAllChildStates</text:span></text:span> generiert alle möglichen Folgezustände <text:span text:style-name="T23">für den vordersten Eintrag in </text:span><text:span text:style-name="T24">toCheck</text:span>. Sie prüft, ob das aktuelle Tor zur gegebenen Zeit offen ist. <text:span text:style-name="T23">A</text:span>ndernfalls wird eine leere Liste zurückgegeben, da keine Bewegung möglich ist. Abhängig von der Position im Pfad wird ermittelt, ob sich der Zustand durch Warten oder Bewegung in benachbarte Abschnitte ändern lässt. Die Methode erzeugt Zustände für:</text:p>
      <text:list text:style-name="L1">
        <text:list-item>
          <text:p text:style-name="P16">Das Warten an der aktuellen Position, bis das Tor sich öffnet.</text:p>
        </text:list-item>
        <text:list-item>
          <text:p text:style-name="P16">Das Vorwärts- oder Rückwärtsbewegen, wenn <text:span text:style-name="T25">das jeweilige Tor geöffnet ist</text:span>.</text:p>
        </text:list-item>
        <text:list-item>
          <text:p text:style-name="P16">Zusätzliche Wartebewegungen, die erforderlich sein könnten, um auf das Öffnen eines benachbarten Tores zu warten.</text:p>
        </text:list-item>
      </text:list>
      <text:h text:style-name="P11" text:outline-level="2"><text:bookmark-start text:name="__RefHeading___Toc2368_597719968"/>FindPath-Methode<text:bookmark-end text:name="__RefHeading___Toc2368_597719968"/></text:h>
      <text:p text:style-name="P17"><text:span text:style-name="T26">Dann wird jeder generierte Zustand an der passenden Stelle in </text:span><text:span text:style-name="T27">toCheck </text:span><text:span text:style-name="T28">hinzugefügt. </text:span><text:span text:style-name="T29">Außerdem wird für jeden Zustand der vorherige Zustand in einer </text:span><text:span text:style-name="T30">HashMap </text:span><text:span text:style-name="T29">gespeichert</text:span><text:span text:style-name="T31">. </text:span><text:span text:style-name="T32">Dann wird das ganze wiederholt. </text:span><text:span text:style-name="Strong_20_Emphasis"><text:span text:style-name="T33">Sobald ein Zustand beim Ziel ist wird die Methode </text:span></text:span><text:span text:style-name="Strong_20_Emphasis"><text:span text:style-name="T34">getPath </text:span></text:span><text:span text:style-name="Strong_20_Emphasis"><text:span text:style-name="T33">aufgerufen.</text:span></text:span></text:p>
      <text:h text:style-name="P11" text:outline-level="2"><text:bookmark-start text:name="__RefHeading___Toc2370_597719968"/><text:span text:style-name="Strong_20_Emphasis">GetPath</text:span><text:bookmark-end text:name="__RefHeading___Toc2370_597719968"/></text:h>
      <text:p text:style-name="P18"><text:span text:style-name="Strong_20_Emphasis"><text:span text:style-name="T35">Die Methode </text:span></text:span><text:span text:style-name="Strong_20_Emphasis"><text:span text:style-name="T36">getPath </text:span></text:span><text:span text:style-name="Strong_20_Emphasis"><text:span text:style-name="T37">verfolgt den aktuellen Zustand über die </text:span></text:span><text:span text:style-name="Strong_20_Emphasis"><text:span text:style-name="T36">HashMap</text:span></text:span><text:span text:style-name="Strong_20_Emphasis"><text:span text:style-name="T37"> bis zum Anfang zurück und gibt den Pfad </text:span></text:span><text:span text:style-name="Strong_20_Emphasis"><text:span text:style-name="T38">als </text:span></text:span><text:span text:style-name="Strong_20_Emphasis"><text:span text:style-name="T39">State</text:span></text:span><text:span text:style-name="Strong_20_Emphasis"><text:span text:style-name="T38">-Liste </text:span></text:span><text:span text:style-name="Strong_20_Emphasis"><text:span text:style-name="T37">zurück.</text:span></text:span></text:p>
      <text:h text:style-name="P19" text:outline-level="1"><text:bookmark-start text:name="__RefHeading___Toc2236_4178761632"/><text:soft-page-break/>Beispiele<text:bookmark-end text:name="__RefHeading___Toc2236_4178761632"/></text:h>
      <text:h text:style-name="P11" text:outline-level="2"><text:bookmark-start text:name="__RefHeading___Toc8634_2920201777"/><text:span text:style-name="Strong_20_Emphasis">Beispiel 1: </text:span><text:span text:style-name="Strong_20_Emphasis"><text:span text:style-name="T40">Ein Tor</text:span></text:span><text:bookmark-end text:name="__RefHeading___Toc8634_2920201777"/></text:h>
      <text:p text:style-name="P20"><text:span text:style-name="T41">In einem Fall mit nur einem Tor prüft das Programm</text:span>, ob das Tor zum gegebenen Zeitpunkt offen ist. Wenn es nicht offen ist, wird die Wartezeit berechnet, <text:span text:style-name="T42">bis</text:span> das Tor <text:span text:style-name="T42">sich</text:span> öffne<text:span text:style-name="T42">t. </text:span><text:span text:style-name="T43">Dann kann man zum Ziel.</text:span></text:p>
      <text:h text:style-name="Heading_20_3" text:outline-level="3"><text:bookmark-start text:name="__RefHeading___Toc9218_2920201777"/><text:span text:style-name="Strong_20_Emphasis">Eingabe</text:span>:<text:bookmark-end text:name="__RefHeading___Toc9218_2920201777"/></text:h>
      <text:list text:style-name="L2">
        <text:list-item>
          <text:p text:style-name="P21">1</text:p>
        </text:list-item>
        <text:list-item>
          <text:p text:style-name="P21">2</text:p>
        </text:list-item>
      </text:list>
      <text:h text:style-name="Heading_20_3" text:outline-level="3"><text:bookmark-start text:name="__RefHeading___Toc9220_2920201777"/>Ausgabe:<text:bookmark-end text:name="__RefHeading___Toc9220_2920201777"/></text:h>
      <text:p text:style-name="P22">Warte für 2 Minuten; Laufe zum Grabmal</text:p>
      <text:p text:style-name="P22">Found in 0.4242ms</text:p>
      <text:h text:style-name="P11" text:outline-level="2"><text:bookmark-start text:name="__RefHeading___Toc9222_2920201777"/><text:span text:style-name="Strong_20_Emphasis">Beispiel 2: </text:span><text:span text:style-name="Strong_20_Emphasis"><text:span text:style-name="T44">Mehrere Tore</text:span></text:span><text:bookmark-end text:name="__RefHeading___Toc9222_2920201777"/></text:h>
      <text:p text:style-name="P23"><text:span text:style-name="Strong_20_Emphasis"><text:span text:style-name="T45">Hier ein Beispiel mit mehreren Toren.</text:span></text:span></text:p>
      <text:h text:style-name="P24" text:outline-level="3"><text:bookmark-start text:name="__RefHeading___Toc10504_2920201777"/><text:span text:style-name="Strong_20_Emphasis">Eingabe</text:span>:<text:bookmark-end text:name="__RefHeading___Toc10504_2920201777"/></text:h>
      <text:list xml:id="list3126556499" text:style-name="L3">
        <text:list-item>
          <text:p text:style-name="P25">3</text:p>
        </text:list-item>
        <text:list-item>
          <text:p text:style-name="P25">7</text:p>
        </text:list-item>
        <text:list-item>
          <text:p text:style-name="P25">3</text:p>
        </text:list-item>
        <text:list-item>
          <text:p text:style-name="P25">2</text:p>
        </text:list-item>
      </text:list>
      <text:h text:style-name="Heading_20_3" text:outline-level="3"><text:bookmark-start text:name="__RefHeading___Toc10506_2920201777"/>Ausgabe:<text:bookmark-end text:name="__RefHeading___Toc10506_2920201777"/></text:h>
      <text:p text:style-name="P26">Warte für 7 Minuten; Laufe in den Abschnitt 1; Warte für 2 Minuten; Laufe in den Abschnitt 2; Warte für 1 Minute; Laufe zum Grabmal</text:p>
      <text:p text:style-name="P26">Found in 0.7347ms</text:p>
      <text:h text:style-name="P27" text:outline-level="2"><text:bookmark-start text:name="__RefHeading___Toc9222_2920201777 Kopie 1"/><text:span text:style-name="Strong_20_Emphasis">Beispiel 2: </text:span><text:span text:style-name="Strong_20_Emphasis"><text:span text:style-name="T44">Viele Tore</text:span></text:span><text:bookmark-end text:name="__RefHeading___Toc9222_2920201777 Kopie 1"/></text:h>
      <text:h text:style-name="P28" text:outline-level="3"><text:bookmark-start text:name="__RefHeading___Toc10504_2920201777 Kopie 1"/><text:span text:style-name="Strong_20_Emphasis">Eingabe</text:span>:<text:bookmark-end text:name="__RefHeading___Toc10504_2920201777 Kopie 1"/></text:h>
      <text:list text:continue-numbering="true" text:style-name="L3">
        <text:list-item>
          <text:p text:style-name="P29">&lt;<text:span text:style-name="T44">siehe gegebene Beispiel aus grabmal5.txt&gt;</text:span></text:p>
        </text:list-item>
      </text:list>
      <text:h text:style-name="P30" text:outline-level="3"><text:bookmark-start text:name="__RefHeading___Toc10506_2920201777 Kopie 1"/>Ausgabe:<text:bookmark-end text:name="__RefHeading___Toc10506_2920201777 Kopie 1"/></text:h>
      <text:p text:style-name="P31">Warte für 43838148 Minuten; Laufe in den Abschnitt 1; Warte für 45 Minuten; Laufe in den Abschnitt 5; Warte für 4542 Minuten; Laufe in den Abschnitt 6; Warte für 6752 Minuten; Laufe in den Abschnitt 7; Warte für 1452 Minuten; Laufe in den Abschnitt 8; Warte für 3576 Minuten; Laufe in den Abschnitt 9; Warte für 281 Minuten; Laufe in den Abschnitt 14; Warte für 5969 Minuten; <text:soft-page-break/>Laufe in den Abschnitt 17; Warte für 2246 Minuten; Laufe in den Abschnitt 18; Warte für 2629 Minuten; Laufe in den Abschnitt 19; Warte für 1120 Minuten; Laufe in den Abschnitt 21;<text:line-break/><text:span text:style-name="T46">[…]</text:span><text:span text:style-name="T44"><text:line-break/></text:span>Laufe in den Abschnitt 74; Warte für 792 Minuten; Laufe in den Abschnitt 80; Warte für 2414 Minuten; Laufe in den Abschnitt 81; Warte für 1222 Minuten; Laufe in den Abschnitt 82; Warte für 1485 Minuten; Laufe zum Grabmal</text:p>
      <text:p text:style-name="P32">Found in 141.9611ms</text:p>
      <text:h text:style-name="P8" text:outline-level="1"><text:bookmark-start text:name="__RefHeading___Toc2238_4178761632"/><text:span text:style-name="T21">Quellcode</text:span><text:bookmark-end text:name="__RefHeading___Toc2238_4178761632"/></text:h>
      <text:p text:style-name="P33" loext:marker-style-name="T47"><text:span text:style-name="T48">private static </text:span><text:span text:style-name="T49">List</text:span><text:span text:style-name="T47">&lt;</text:span><text:span text:style-name="T50">State</text:span><text:span text:style-name="T47">&gt; </text:span><text:span text:style-name="T51">findPath</text:span><text:span text:style-name="T47">(</text:span><text:span text:style-name="T48">final </text:span><text:span text:style-name="T50">Gate</text:span><text:span text:style-name="T47">[] gates) </text:span><text:span text:style-name="T48">throws </text:span><text:span text:style-name="T50">Exception </text:span><text:span text:style-name="T47">{<text:line-break/> <text:s text:c="3"/></text:span><text:span text:style-name="T49">Map</text:span><text:span text:style-name="T47">&lt;</text:span><text:span text:style-name="T50">State</text:span><text:span text:style-name="T48">, </text:span><text:span text:style-name="T50">State</text:span><text:span text:style-name="T47">&gt; previous = </text:span><text:span text:style-name="T48">new </text:span><text:span text:style-name="T47">HashMap&lt;&gt;()</text:span><text:span text:style-name="T48">;<text:line-break/> <text:s text:c="3"/></text:span><text:span text:style-name="T49">List</text:span><text:span text:style-name="T47">&lt;</text:span><text:span text:style-name="T50">State</text:span><text:span text:style-name="T47">&gt; toCheck = </text:span><text:span text:style-name="T48">new </text:span><text:span text:style-name="T47">ArrayList&lt;&gt;()</text:span><text:span text:style-name="T48">;<text:line-break/> <text:s text:c="3"/></text:span><text:span text:style-name="T50">State </text:span><text:span text:style-name="T47">state = </text:span><text:span text:style-name="T48">new </text:span><text:span text:style-name="T47">State(</text:span><text:span text:style-name="T52">0</text:span><text:span text:style-name="T48">, </text:span><text:span text:style-name="T47">-</text:span><text:span text:style-name="T52">1</text:span><text:span text:style-name="T47">)</text:span><text:span text:style-name="T48">;<text:line-break/> <text:s text:c="3"/></text:span><text:span text:style-name="T47">toCheck.</text:span><text:span text:style-name="T53">add</text:span><text:span text:style-name="T47">(state)</text:span><text:span text:style-name="T48">;<text:line-break/> <text:s text:c="3"/>do </text:span><text:span text:style-name="T47">{<text:line-break/> <text:s text:c="7"/>state = toCheck.</text:span><text:span text:style-name="T53">get</text:span><text:span text:style-name="T47">(</text:span><text:span text:style-name="T52">0</text:span><text:span text:style-name="T47">)</text:span><text:span text:style-name="T48">;<text:line-break/> <text:s text:c="7"/></text:span><text:span text:style-name="T47">toCheck.</text:span><text:span text:style-name="T53">remove</text:span><text:span text:style-name="T47">(</text:span><text:span text:style-name="T52">0</text:span><text:span text:style-name="T47">)</text:span><text:span text:style-name="T48">;<text:line-break/> <text:s text:c="7"/></text:span><text:span text:style-name="T49">List</text:span><text:span text:style-name="T47">&lt;</text:span><text:span text:style-name="T50">State</text:span><text:span text:style-name="T47">&gt; allChildStates = </text:span><text:span text:style-name="T54">getAllChildStates</text:span><text:span text:style-name="T47">(state</text:span><text:span text:style-name="T48">, </text:span><text:span text:style-name="T47">gates)</text:span><text:span text:style-name="T48">;<text:line-break/> <text:s text:c="7"/>for </text:span><text:span text:style-name="T47">(</text:span><text:span text:style-name="T50">State </text:span><text:span text:style-name="T47">childState : allChildStates) {<text:line-break/> <text:s text:c="11"/></text:span><text:span text:style-name="T48">final int </text:span><text:span text:style-name="T47">stateTime = state.</text:span><text:span text:style-name="T53">time</text:span><text:span text:style-name="T47">()</text:span><text:span text:style-name="T48">;<text:line-break/> <text:s text:c="11"/>final boolean </text:span><text:span text:style-name="T47">isWaitingMove = stateTime != childState.</text:span><text:span text:style-name="T53">time</text:span><text:span text:style-name="T47">()</text:span><text:span text:style-name="T48">;<text:line-break/> <text:s text:c="11"/>if </text:span><text:span text:style-name="T47">(isWaitingMove &amp;&amp; childState.</text:span><text:span text:style-name="T53">position</text:span><text:span text:style-name="T47">() &gt;= </text:span><text:span text:style-name="T52">0</text:span><text:span text:style-name="T47">) {<text:line-break/> <text:s text:c="15"/></text:span><text:span text:style-name="T48">if </text:span><text:span text:style-name="T47">((childState.</text:span><text:span text:style-name="T53">time</text:span><text:span text:style-name="T47">() - stateTime)</text:span></text:p>
      <text:p text:style-name="P33" loext:marker-style-name="T47"><text:span text:style-name="T47"><text:tab/><text:tab/><text:tab/>&gt;= </text:span><text:span text:style-name="T54">getTimeUntil</text:span><text:span text:style-name="T47">(gates[state.</text:span><text:span text:style-name="T53">position</text:span><text:span text:style-name="T47">()]</text:span><text:span text:style-name="T48">, false, </text:span><text:span text:style-name="T47">stateTime)) {<text:line-break/> <text:s text:c="19"/></text:span><text:span text:style-name="T55">// I died here!<text:line-break/> <text:s text:c="19"/></text:span><text:span text:style-name="T48">continue;<text:line-break/> <text:s text:c="15"/></text:span><text:span text:style-name="T47">}<text:line-break/> <text:s text:c="11"/>}<text:line-break/> <text:s text:c="11"/></text:span><text:span text:style-name="T48">if </text:span><text:span text:style-name="T47">(previous.</text:span><text:span text:style-name="T53">containsKey</text:span><text:span text:style-name="T47">(childState)) {<text:line-break/> <text:s text:c="15"/></text:span><text:span text:style-name="T48">final </text:span><text:span text:style-name="T50">State </text:span><text:span text:style-name="T47">state1 = previous.</text:span><text:span text:style-name="T53">get</text:span><text:span text:style-name="T47">(childState)</text:span><text:span text:style-name="T48">;<text:line-break/> <text:s text:c="15"/>if </text:span><text:span text:style-name="T47">(stateTime &lt; state1.</text:span><text:span text:style-name="T53">time</text:span><text:span text:style-name="T47">()) {<text:line-break/> <text:s text:c="19"/>previous.</text:span><text:span text:style-name="T53">put</text:span><text:span text:style-name="T47">(childState</text:span><text:span text:style-name="T48">, </text:span><text:span text:style-name="T47">state)</text:span><text:span text:style-name="T48">;<text:line-break/> <text:s text:c="15"/></text:span><text:span text:style-name="T47">}<text:line-break/> <text:s text:c="11"/>} </text:span><text:span text:style-name="T48">else </text:span><text:span text:style-name="T47">{<text:line-break/> <text:s text:c="15"/>previous.</text:span><text:span text:style-name="T53">put</text:span><text:span text:style-name="T47">(childState</text:span><text:span text:style-name="T48">, </text:span><text:span text:style-name="T47">state)</text:span><text:span text:style-name="T48">;<text:line-break/> <text:s text:c="15"/></text:span><text:span text:style-name="T54">addState</text:span><text:span text:style-name="T47">(toCheck</text:span><text:span text:style-name="T48">, </text:span><text:span text:style-name="T47">childState)</text:span><text:span text:style-name="T48">;<text:line-break/> <text:s text:c="11"/></text:span><text:span text:style-name="T47">}<text:line-break/> <text:s text:c="11"/></text:span><text:span text:style-name="T48">if </text:span><text:span text:style-name="T47">(childState.</text:span><text:span text:style-name="T53">position</text:span><text:span text:style-name="T47">() == gates.</text:span><text:span text:style-name="T56">length </text:span><text:span text:style-name="T47">- </text:span><text:span text:style-name="T52">1</text:span><text:span text:style-name="T47">) {<text:line-break/> <text:s text:c="15"/></text:span><text:span text:style-name="T48">return </text:span><text:span text:style-name="T54">getPath</text:span><text:span text:style-name="T47">(childState</text:span><text:span text:style-name="T48">, </text:span><text:span text:style-name="T47">previous)</text:span><text:span text:style-name="T48">;<text:line-break/> <text:s text:c="11"/></text:span><text:span text:style-name="T47">}<text:line-break/> <text:s text:c="7"/>}<text:line-break/> <text:s text:c="3"/>} </text:span><text:span text:style-name="T48">while </text:span><text:span text:style-name="T47">(state.</text:span><text:span text:style-name="T53">position</text:span><text:span text:style-name="T47">() &lt; gates.</text:span><text:span text:style-name="T56">length</text:span><text:span text:style-name="T47">)</text:span><text:span text:style-name="T48">;<text:line-break/> <text:s text:c="3"/>throw new </text:span><text:span text:style-name="T47">Exception(</text:span><text:span text:style-name="T57">"Couldn't find a path"</text:span><text:span text:style-name="T47">)</text:span><text:span text:style-name="T48">;<text:line-break/></text:span><text:span text:style-name="T47">}</text:span></text:p>
      <text:p text:style-name="P34" loext:marker-style-name="T47"><text:span text:style-name="T47"/></text:p>
      <text:p text:style-name="P34" loext:marker-style-name="T47"><text:span text:style-name="T47"/></text:p>
      <text:p text:style-name="P33" loext:marker-style-name="T47"><text:span text:style-name="T48">private static </text:span><text:span text:style-name="T49">List</text:span><text:span text:style-name="T47">&lt;</text:span><text:span text:style-name="T50">State</text:span><text:span text:style-name="T47">&gt; </text:span><text:span text:style-name="T51">getAllChildStates</text:span><text:span text:style-name="T47">(</text:span><text:span text:style-name="T48">final </text:span><text:span text:style-name="T50">State </text:span><text:span text:style-name="T47">state</text:span><text:span text:style-name="T48">, final </text:span><text:span text:style-name="T50">Gate</text:span><text:span text:style-name="T47">[] gates) {<text:line-break/> <text:s text:c="3"/></text:span><text:span text:style-name="T48">final int </text:span><text:span text:style-name="T47">stateTime = state.</text:span><text:span text:style-name="T53">time</text:span><text:span text:style-name="T47">()</text:span><text:span text:style-name="T48">;<text:line-break/><text:line-break/> <text:s text:c="3"/>final int </text:span><text:span text:style-name="T47">position = state.</text:span><text:span text:style-name="T53">position</text:span><text:span text:style-name="T47">()</text:span><text:span text:style-name="T48">;<text:line-break/> <text:s text:c="3"/>if </text:span><text:span text:style-name="T47">(position &gt; -</text:span><text:span text:style-name="T52">1 </text:span><text:span text:style-name="T47">&amp;&amp; !gates[position].</text:span><text:span text:style-name="T53">isOpen</text:span><text:span text:style-name="T47">(stateTime)) {<text:line-break/> <text:s text:c="7"/></text:span><text:span text:style-name="T48">return </text:span><text:span text:style-name="T50">Collections</text:span><text:span text:style-name="T47">.</text:span><text:span text:style-name="T54">emptyList</text:span><text:span text:style-name="T47">()</text:span><text:span text:style-name="T48">;<text:line-break/> <text:s text:c="3"/></text:span><text:span text:style-name="T47">}<text:line-break/> <text:s text:c="3"/></text:span><text:span text:style-name="T49">List</text:span><text:span text:style-name="T47">&lt;</text:span><text:span text:style-name="T50">State</text:span><text:span text:style-name="T47">&gt; result = </text:span><text:span text:style-name="T48">new </text:span><text:span text:style-name="T47">ArrayList&lt;&gt;()</text:span><text:span text:style-name="T48">;<text:line-break/> <text:s text:c="3"/>if </text:span><text:span text:style-name="T47">(position == -</text:span><text:span text:style-name="T52">1</text:span><text:span text:style-name="T47">) {<text:line-break/></text:span><text:soft-page-break/><text:span text:style-name="T47"> <text:s text:c="7"/></text:span><text:span text:style-name="T48">final </text:span><text:span text:style-name="T50">Gate </text:span><text:span text:style-name="T47">gate = gates[</text:span><text:span text:style-name="T52">0</text:span><text:span text:style-name="T47">]</text:span><text:span text:style-name="T48">;<text:line-break/> <text:s text:c="7"/>if </text:span><text:span text:style-name="T47">(!gate.</text:span><text:span text:style-name="T53">isOpen</text:span><text:span text:style-name="T47">(stateTime)) {<text:line-break/> <text:s text:c="11"/></text:span><text:span text:style-name="T48">return </text:span><text:span text:style-name="T50">Collections</text:span><text:span text:style-name="T47">.</text:span><text:span text:style-name="T54">singletonList</text:span><text:span text:style-name="T47">(</text:span><text:span text:style-name="T48">new </text:span><text:span text:style-name="T47">State(stateTime + </text:span><text:span text:style-name="T54">getTimeUntil</text:span><text:span text:style-name="T47">(gate</text:span><text:span text:style-name="T48">, true, </text:span><text:span text:style-name="T47">stateTime)</text:span><text:span text:style-name="T48">, </text:span><text:span text:style-name="T47">position))</text:span><text:span text:style-name="T48">;<text:line-break/> <text:s text:c="7"/></text:span><text:span text:style-name="T47">} </text:span><text:span text:style-name="T48">else </text:span><text:span text:style-name="T47">{<text:line-break/> <text:s text:c="11"/></text:span><text:span text:style-name="T48">final int </text:span><text:span text:style-name="T47">dt1 = </text:span><text:span text:style-name="T54">getTimeUntil</text:span><text:span text:style-name="T47">(gate</text:span><text:span text:style-name="T48">, false, </text:span><text:span text:style-name="T47">stateTime)</text:span><text:span text:style-name="T48">;<text:line-break/> <text:s text:c="11"/>final int </text:span><text:span text:style-name="T47">time = stateTime + dt1</text:span><text:span text:style-name="T48">;<text:line-break/> <text:s text:c="11"/></text:span><text:span text:style-name="T47">result.</text:span><text:span text:style-name="T53">add</text:span><text:span text:style-name="T47">(</text:span><text:span text:style-name="T48">new </text:span><text:span text:style-name="T47">State(time + </text:span><text:span text:style-name="T54">getTimeUntil</text:span><text:span text:style-name="T47">(gate</text:span><text:span text:style-name="T48">, true, </text:span><text:span text:style-name="T47">time)</text:span><text:span text:style-name="T48">, </text:span><text:span text:style-name="T47">position))</text:span><text:span text:style-name="T48">;<text:line-break/> <text:s text:c="7"/></text:span><text:span text:style-name="T47">}<text:line-break/> <text:s text:c="3"/>} </text:span><text:span text:style-name="T48">else </text:span><text:span text:style-name="T47">{<text:line-break/> <text:s text:c="7"/></text:span><text:span text:style-name="T54">addWaitingMovesFor</text:span><text:span text:style-name="T47">(</text:span></text:p>
      <text:p text:style-name="P33" loext:marker-style-name="T47"><text:span text:style-name="T47"><text:tab/><text:tab/>gates[position]</text:span><text:span text:style-name="T48">,</text:span></text:p>
      <text:p text:style-name="P33" loext:marker-style-name="T47"><text:span text:style-name="T48"><text:tab/><text:tab/></text:span><text:span text:style-name="T47">gates[position + </text:span><text:span text:style-name="T52">1</text:span><text:span text:style-name="T47">]</text:span><text:span text:style-name="T48">,</text:span></text:p>
      <text:p text:style-name="P33" loext:marker-style-name="T47"><text:span text:style-name="T48"><text:tab/><text:tab/></text:span><text:span text:style-name="T47">stateTime</text:span><text:span text:style-name="T48">,</text:span></text:p>
      <text:p text:style-name="P33" loext:marker-style-name="T47"><text:span text:style-name="T48"><text:tab/><text:tab/></text:span><text:span text:style-name="T47">position</text:span><text:span text:style-name="T48">,</text:span></text:p>
      <text:p text:style-name="P33" loext:marker-style-name="T47"><text:span text:style-name="T48"><text:tab/><text:tab/></text:span><text:span text:style-name="T47">result</text:span></text:p>
      <text:p text:style-name="P33" loext:marker-style-name="T47"><text:span text:style-name="T47"><text:tab/> <text:s/>)</text:span><text:span text:style-name="T48">;<text:line-break/> <text:s text:c="7"/>if </text:span><text:span text:style-name="T47">(position &gt; </text:span><text:span text:style-name="T52">0</text:span><text:span text:style-name="T47">) {<text:line-break/> <text:s text:c="11"/></text:span><text:span text:style-name="T54">addWaitingMovesFor</text:span><text:span text:style-name="T47">(</text:span></text:p>
      <text:p text:style-name="P33" loext:marker-style-name="T47"><text:span text:style-name="T47"><text:tab/><text:tab/><text:tab/>gates[position]</text:span><text:span text:style-name="T48">,</text:span></text:p>
      <text:p text:style-name="P33" loext:marker-style-name="T47"><text:span text:style-name="T48"><text:tab/><text:tab/><text:tab/></text:span><text:span text:style-name="T47">gates[position – </text:span><text:span text:style-name="T52">1</text:span><text:span text:style-name="T47">]</text:span><text:span text:style-name="T48">,</text:span></text:p>
      <text:p text:style-name="P33" loext:marker-style-name="T47"><text:span text:style-name="T48"><text:tab/><text:tab/><text:tab/></text:span><text:span text:style-name="T47">stateTime</text:span><text:span text:style-name="T48">,</text:span></text:p>
      <text:p text:style-name="P33" loext:marker-style-name="T47"><text:span text:style-name="T48"><text:tab/><text:tab/><text:tab/></text:span><text:span text:style-name="T47">position</text:span><text:span text:style-name="T48">,</text:span></text:p>
      <text:p text:style-name="P33" loext:marker-style-name="T47"><text:span text:style-name="T48"><text:tab/><text:tab/><text:tab/></text:span><text:span text:style-name="T47">result</text:span></text:p>
      <text:p text:style-name="P33" loext:marker-style-name="T47"><text:span text:style-name="T47"><text:tab/><text:tab/>)</text:span><text:span text:style-name="T48">;<text:line-break/> <text:s text:c="7"/></text:span><text:span text:style-name="T47">}<text:line-break/> <text:s text:c="3"/>}<text:line-break/><text:line-break/> <text:s text:c="3"/></text:span><text:span text:style-name="T48">if </text:span><text:span text:style-name="T47">(gates[position + </text:span><text:span text:style-name="T52">1</text:span><text:span text:style-name="T47">].</text:span><text:span text:style-name="T53">isOpen</text:span><text:span text:style-name="T47">(stateTime)) {<text:line-break/> <text:s text:c="7"/>result.</text:span><text:span text:style-name="T53">add</text:span><text:span text:style-name="T47">(</text:span><text:span text:style-name="T48">new </text:span><text:span text:style-name="T47">State(stateTime</text:span><text:span text:style-name="T48">, </text:span><text:span text:style-name="T47">position + </text:span><text:span text:style-name="T52">1</text:span><text:span text:style-name="T47">))</text:span><text:span text:style-name="T48">;<text:line-break/> <text:s text:c="3"/></text:span><text:span text:style-name="T47">}<text:line-break/> <text:s text:c="3"/></text:span><text:span text:style-name="T48">if </text:span><text:span text:style-name="T47">(position &gt; </text:span><text:span text:style-name="T52">0</text:span><text:span text:style-name="T47">) {<text:line-break/> <text:s text:c="7"/></text:span><text:span text:style-name="T48">if </text:span><text:span text:style-name="T47">(gates[position - </text:span><text:span text:style-name="T52">1</text:span><text:span text:style-name="T47">].</text:span><text:span text:style-name="T53">isOpen</text:span><text:span text:style-name="T47">(stateTime)) {<text:line-break/> <text:s text:c="11"/>result.</text:span><text:span text:style-name="T53">add</text:span><text:span text:style-name="T47">(</text:span><text:span text:style-name="T48">new </text:span><text:span text:style-name="T47">State(stateTime</text:span><text:span text:style-name="T48">, </text:span><text:span text:style-name="T47">position - </text:span><text:span text:style-name="T52">1</text:span><text:span text:style-name="T47">))</text:span><text:span text:style-name="T48">;<text:line-break/> <text:s text:c="7"/></text:span><text:span text:style-name="T47">}<text:line-break/> <text:s text:c="3"/>}<text:line-break/> <text:s text:c="3"/></text:span><text:span text:style-name="T48">return </text:span><text:span text:style-name="T47">result</text:span><text:span text:style-name="T48">;<text:line-break/></text:span><text:span text:style-name="T47">}</text:span></text:p>
      <text:p text:style-name="Standard"><text:span text:style-name="T5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7T14:59:57.020000000</dc:date>
    <meta:editing-duration>P1DT6H3M19S</meta:editing-duration>
    <meta:editing-cycles>69</meta:editing-cycles>
    <meta:generator>LibreOffice/24.8.2.1$Windows_X86_64 LibreOffice_project/0f794b6e29741098670a3b95d60478a65d05ef13</meta:generator>
    <meta:document-statistic meta:table-count="0" meta:image-count="0" meta:object-count="0" meta:page-count="5" meta:paragraph-count="84" meta:word-count="891" meta:character-count="6649" meta:non-whitespace-character-count="5238"/>
  </office:meta>
</office:document-meta>
</file>